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7.22mm"/>
    </style:style>
    <style:style style:name="co2" style:family="table-column">
      <style:table-column-properties fo:break-before="auto" style:column-width="29.67mm"/>
    </style:style>
    <style:style style:name="co3" style:family="table-column">
      <style:table-column-properties fo:break-before="auto" style:column-width="33.21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141.0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ro3" style:family="table-row">
      <style:table-row-properties style:row-height="21.84mm" fo:break-before="auto" style:use-optimal-row-height="false"/>
    </style:style>
    <style:style style:name="ro4" style:family="table-row">
      <style:table-row-properties style:row-height="15.79mm" fo:break-before="auto" style:use-optimal-row-height="false"/>
    </style:style>
    <style:style style:name="ro5" style:family="table-row">
      <style:table-row-properties style:row-height="5.52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Instance</text:p>
          </table:table-cell>
          <table:table-cell office:value-type="string" calcext:value-type="string">
            <text:p>Exact Method(LB)</text:p>
          </table:table-cell>
          <table:table-cell office:value-type="string" calcext:value-type="string">
            <text:p>Exact Methode (UB)</text:p>
          </table:table-cell>
          <table:table-cell office:value-type="string" calcext:value-type="string">
            <text:p>Heuristic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Grasp</text:p>
          </table:table-cell>
          <table:table-cell office:value-type="string" calcext:value-type="string">
            <text:p>Grasp : Solutions et Commentaires</text:p>
          </table:table-cell>
          <table:table-cell office:value-type="string" calcext:value-type="string">
            <text:p>BeamSearch</text:p>
          </table:table-cell>
          <table:table-cell/>
          <table:table-cell office:value-type="string" calcext:value-type="string">
            <text:p>Solutions</text:p>
          </table:table-cell>
        </table:table-row>
        <table:table-row table:style-name="ro2">
          <table:table-cell office:value-type="string" calcext:value-type="string">
            <text:p>ESC07</text:p>
          </table:table-cell>
          <table:table-cell table:number-columns-repeated="2"/>
          <table:table-cell table:number-columns-repeated="2" office:value-type="float" office:value="2700" calcext:value-type="float">
            <text:p>2700</text:p>
          </table:table-cell>
          <table:table-cell office:value-type="float" office:value="2125" calcext:value-type="float">
            <text:p>2125</text:p>
          </table:table-cell>
          <table:table-cell office:value-type="string" calcext:value-type="string">
            <text:p>0, 1, 4, 2, 7, 6, 5, 3, 8</text:p>
            <text:p/>
          </table:table-cell>
          <table:table-cell office:value-type="float" office:value="2125" calcext:value-type="float">
            <text:p>2125</text:p>
          </table:table-cell>
          <table:table-cell office:value-type="string" calcext:value-type="string">
            <text:p>0, 1, 4, 2, 7, 6, 5, 3, 8</text:p>
          </table:table-cell>
          <table:table-cell office:value-type="float" office:value="2125" calcext:value-type="float">
            <text:p>2125</text:p>
          </table:table-cell>
        </table:table-row>
        <table:table-row table:style-name="ro2">
          <table:table-cell office:value-type="string" calcext:value-type="string">
            <text:p>ESC11</text:p>
          </table:table-cell>
          <table:table-cell table:number-columns-repeated="2"/>
          <table:table-cell office:value-type="float" office:value="3306" calcext:value-type="float">
            <text:p>3306</text:p>
          </table:table-cell>
          <table:table-cell office:value-type="float" office:value="3175" calcext:value-type="float">
            <text:p>3175</text:p>
          </table:table-cell>
          <table:table-cell office:value-type="float" office:value="2129" calcext:value-type="float">
            <text:p>2129</text:p>
          </table:table-cell>
          <table:table-cell office:value-type="string" calcext:value-type="string">
            <text:p>0, 4, 1, 9, 2, 3, 6, 10, 7, 8, 11, 5, 12</text:p>
            <text:p/>
          </table:table-cell>
          <table:table-cell office:value-type="float" office:value="2075" calcext:value-type="float">
            <text:p>2075</text:p>
          </table:table-cell>
          <table:table-cell office:value-type="string" calcext:value-type="string">
            <text:p>0, 4, 1, 9, 2, 5, 3, 6, 10, 7, 8, 11, 12</text:p>
          </table:table-cell>
          <table:table-cell/>
        </table:table-row>
        <table:table-row table:style-name="ro2">
          <table:table-cell office:value-type="string" calcext:value-type="string">
            <text:p>ESC12</text:p>
          </table:table-cell>
          <table:table-cell table:number-columns-repeated="2"/>
          <table:table-cell table:number-columns-repeated="2" office:value-type="float" office:value="2034" calcext:value-type="float">
            <text:p>2034</text:p>
          </table:table-cell>
          <table:table-cell table:style-name="ce1" office:value-type="string" calcext:value-type="string">
            <text:p>1675</text:p>
            <text:p/>
          </table:table-cell>
          <table:table-cell office:value-type="string" calcext:value-type="string">
            <text:p>0, 4, 8, 10, 9, 7, 1, 3, 5, 11, 2, 6, 12, 13</text:p>
          </table:table-cell>
          <table:table-cell office:value-type="float" office:value="1675" calcext:value-type="float">
            <text:p>1675</text:p>
          </table:table-cell>
          <table:table-cell office:value-type="string" calcext:value-type="string">
            <text:p>0, 4, 8, 10, 9, 7, 1, 3, 5, 11, 2, 6, 12, 13</text:p>
          </table:table-cell>
          <table:table-cell/>
        </table:table-row>
        <table:table-row table:style-name="ro3">
          <table:table-cell office:value-type="string" calcext:value-type="string">
            <text:p>ESC25</text:p>
          </table:table-cell>
          <table:table-cell table:number-columns-repeated="2"/>
          <table:table-cell table:number-columns-repeated="2" office:value-type="float" office:value="3360" calcext:value-type="float">
            <text:p>3360</text:p>
          </table:table-cell>
          <table:table-cell office:value-type="float" office:value="1952" calcext:value-type="float">
            <text:p>1952</text:p>
          </table:table-cell>
          <table:table-cell office:value-type="string" calcext:value-type="string">
            <text:p>0, 1, 13, 20, 8, 4, 11, 16, 2, 10, 19, 5, 7, 14, 6, 21, 17, 24, 25, 3, 9, 22, 23, 12, 15, 18, 26</text:p>
            <text:p/>
          </table:table-cell>
          <table:table-cell table:number-columns-repeated="3"/>
        </table:table-row>
        <table:table-row table:style-name="ro4">
          <table:table-cell office:value-type="string" calcext:value-type="string">
            <text:p>ESC47</text:p>
          </table:table-cell>
          <table:table-cell table:number-columns-repeated="2"/>
          <table:table-cell office:value-type="float" office:value="5197" calcext:value-type="float">
            <text:p>5197</text:p>
          </table:table-cell>
          <table:table-cell office:value-type="float" office:value="3843" calcext:value-type="float">
            <text:p>3843</text:p>
          </table:table-cell>
          <table:table-cell office:value-type="float" office:value="2343" calcext:value-type="float">
            <text:p>2343</text:p>
          </table:table-cell>
          <table:table-cell office:value-type="string" calcext:value-type="string">
            <text:p>0, 1, 44, 24, 2, 18, 42, 37, 47, 3, 27, 46, 25, 4, 21, 45, 36, 12, 16, 5, 19, 40, 34, 39, 6, 11, 26, 32, 43, 33, 14, 31, 29, 9, 28, 30, 22, 20, 23, 38, 13, 8, 7, 17, 41, 35, 10, 15, 48</text:p>
            <text:p/>
          </table:table-cell>
          <table:table-cell table:number-columns-repeated="3"/>
        </table:table-row>
        <table:table-row table:style-name="ro2">
          <table:table-cell office:value-type="string" calcext:value-type="string">
            <text:p>ESC63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76" calcext:value-type="float">
            <text:p>76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0, 2, 6, 7, 3, 9, 10, 4, 24, 1, 19, 12, 14, 20, 26, 15, 44, 8, 27, 23, 28, 13, 35, 32, 21, 33, 29, 37, 39, 43, 41, 30, 47, 38, 16, 45, 36, 31, 57, 17, 54, 59, 5, 62, 18, 11, 22, 42, 50, 46, 25, 51, 53, 34, 52, 48, 49, 60, 40, 58, 56, 55, 61, 63, 64</text:p>
            <text:p/>
          </table:table-cell>
          <table:table-cell table:number-columns-repeated="3"/>
        </table:table-row>
        <table:table-row table:style-name="ro5">
          <table:table-cell office:value-type="string" calcext:value-type="string">
            <text:p>ESC78</text:p>
          </table:table-cell>
          <table:table-cell table:number-columns-repeated="2"/>
          <table:table-cell office:value-type="float" office:value="23400" calcext:value-type="float">
            <text:p>23400</text:p>
          </table:table-cell>
          <table:table-cell office:value-type="float" office:value="22600" calcext:value-type="float">
            <text:p>22600</text:p>
          </table:table-cell>
          <table:table-cell office:value-type="float" office:value="20720" calcext:value-type="float">
            <text:p>20720</text:p>
          </table:table-cell>
          <table:table-cell office:value-type="string" calcext:value-type="string">
            <text:p>Meilleure solution ? Route associée : 0, 1, 4, 12, 3, 2, 10, 7, 5, 6, 15, 14, 8, 9, 42, 18, 11, 65, 17, 22, 19, 13, 23, 38, 43, 39, 67, 25, 60, 33, 16, 26, 29, 20, 21, 32, 61, 47, 27, 30, 28, 34, 56, 24, 36, 31, 48, 35, 51, 57, 40, 37, 45, 59, 44, 66, 74, 53, 73, 41, 49, 68, 52, 71, 50, 54, 55, 75, 62, 63, 58, 46, 64, 77, 76, 70, 72, 78, 69, 79</text:p>
          </table:table-cell>
          <table:table-cell table:number-columns-repeated="2"/>
          <table:table-cell office:value-type="float" office:value="20880" calcext:value-type="float">
            <text:p>20880</text:p>
          </table:table-cell>
        </table:table-row>
        <table:table-row table:style-name="ro1">
          <table:table-cell office:value-type="string" calcext:value-type="string">
            <text:p>kro124p.1</text:p>
          </table:table-cell>
          <table:table-cell table:number-columns-repeated="2"/>
          <table:table-cell table:number-columns-repeated="3" office:value-type="float" office:value="52575" calcext:value-type="float">
            <text:p>525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ro124p.2</text:p>
          </table:table-cell>
          <table:table-cell table:number-columns-repeated="2"/>
          <table:table-cell table:number-columns-repeated="2" office:value-type="float" office:value="57723" calcext:value-type="float">
            <text:p>57723</text:p>
          </table:table-cell>
          <table:table-cell office:value-type="float" office:value="54385" calcext:value-type="float">
            <text:p>54385</text:p>
          </table:table-cell>
          <table:table-cell office:value-type="string" calcext:value-type="string">
            <text:p>0, 1, 4, 12, 3, 2, 10, 7, 5, 6, 15, 14, 8, 9, 42, 18, 11, 65, 17, 22, 19, 13, 23, 38, 43, 39, 67, 25, 60, 33, 16, 26, 29, 20, 21, 32, 61, 47, 27, 30, 28, 34, 56, 24, 36, 31, 48, 35, 51, 57, 40, 37, 45, 59, 44, 66, 74, 53, 73, 41, 49, 68, 52, 71, 50, 54, 55, 75, 62, 63, 58, 46, 64, 77, 76, 70, 72, 78, 69, 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ro124p.3</text:p>
          </table:table-cell>
          <table:table-cell table:number-columns-repeated="2"/>
          <table:table-cell table:number-columns-repeated="2" office:value-type="float" office:value="77266" calcext:value-type="float">
            <text:p>77266</text:p>
          </table:table-cell>
          <table:table-cell office:value-type="float" office:value="62240" calcext:value-type="float">
            <text:p>62240</text:p>
          </table:table-cell>
          <table:table-cell office:value-type="string" calcext:value-type="string">
            <text:p>0, 5, 62, 9, 78, 89, 74, 91, 88, 7, 66, 92, 57, 27, 50, 56, 8, 34, 76, 31, 16, 14, 20, 71, 10, 48, 52, 87, 69, 21, 65, 64, 30, 25, 93, 23, 98, 17, 55, 60, 68, 49, 84, 29, 47, 77, 51, 36, 4, 81, 32, 75, 12, 94, 1, 63, 24, 86, 19, 85, 61, 6, 54, 33, 2, 28, 82, 59, 97, 44, 90, 73, 58, 37, 83, 96, 18, 3, 79, 41, 46, 39, 53, 67, 43, 80, 72, 38, 95, 13, 70, 40, 99, 42, 45, 26, 11, 22, 35, 15, 1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ro124p.4</text:p>
          </table:table-cell>
          <table:table-cell table:number-columns-repeated="2"/>
          <table:table-cell office:value-type="float" office:value="96129" calcext:value-type="float">
            <text:p>96129</text:p>
          </table:table-cell>
          <table:table-cell office:value-type="float" office:value="98427" calcext:value-type="float">
            <text:p>9842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.500.1000.1</text:p>
          </table:table-cell>
          <table:table-cell table:number-columns-repeated="2"/>
          <table:table-cell office:value-type="float" office:value="6325" calcext:value-type="float">
            <text:p>6325</text:p>
          </table:table-cell>
          <table:table-cell office:value-type="float" office:value="6205" calcext:value-type="float">
            <text:p>620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.500.1000.15</text:p>
          </table:table-cell>
          <table:table-cell table:number-columns-repeated="2"/>
          <table:table-cell office:value-type="float" office:value="87636" calcext:value-type="float">
            <text:p>87636</text:p>
          </table:table-cell>
          <table:table-cell office:value-type="float" office:value="111129" calcext:value-type="float">
            <text:p>11112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.500.1000.30</text:p>
          </table:table-cell>
          <table:table-cell table:number-columns-repeated="2"/>
          <table:table-cell office:value-type="float" office:value="142183" calcext:value-type="float">
            <text:p>142183</text:p>
          </table:table-cell>
          <table:table-cell office:value-type="float" office:value="155387" calcext:value-type="float">
            <text:p>15538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.500.1000.60</text:p>
          </table:table-cell>
          <table:table-cell table:number-columns-repeated="2"/>
          <table:table-cell office:value-type="float" office:value="195024" calcext:value-type="float">
            <text:p>195024</text:p>
          </table:table-cell>
          <table:table-cell office:value-type="float" office:value="205604" calcext:value-type="float">
            <text:p>20560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.600.1000.1</text:p>
          </table:table-cell>
          <table:table-cell table:number-columns-repeated="2"/>
          <table:table-cell office:value-type="float" office:value="4998" calcext:value-type="float">
            <text:p>4998</text:p>
          </table:table-cell>
          <table:table-cell office:value-type="float" office:value="4931" calcext:value-type="float">
            <text:p>493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.600.1000.15</text:p>
          </table:table-cell>
          <table:table-cell table:number-columns-repeated="2"/>
          <table:table-cell office:value-type="float" office:value="104735" calcext:value-type="float">
            <text:p>104735</text:p>
          </table:table-cell>
          <table:table-cell office:value-type="float" office:value="120975" calcext:value-type="float">
            <text:p>12097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.600.1000.30</text:p>
          </table:table-cell>
          <table:table-cell table:number-columns-repeated="2"/>
          <table:table-cell office:value-type="float" office:value="172522" calcext:value-type="float">
            <text:p>172522</text:p>
          </table:table-cell>
          <table:table-cell office:value-type="float" office:value="189988" calcext:value-type="float">
            <text:p>18998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.600.1000.60</text:p>
          </table:table-cell>
          <table:table-cell table:number-columns-repeated="2"/>
          <table:table-cell office:value-type="float" office:value="243422" calcext:value-type="float">
            <text:p>243422</text:p>
          </table:table-cell>
          <table:table-cell office:value-type="float" office:value="256253" calcext:value-type="float">
            <text:p>25625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.700.1000.1</text:p>
          </table:table-cell>
          <table:table-cell table:number-columns-repeated="2"/>
          <table:table-cell office:value-type="float" office:value="5649" calcext:value-type="float">
            <text:p>5649</text:p>
          </table:table-cell>
          <table:table-cell office:value-type="float" office:value="4886" calcext:value-type="float">
            <text:p>488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.700.1000.15</text:p>
          </table:table-cell>
          <table:table-cell table:number-columns-repeated="2"/>
          <table:table-cell office:value-type="float" office:value="129367" calcext:value-type="float">
            <text:p>129367</text:p>
          </table:table-cell>
          <table:table-cell table:number-columns-repeated="2" office:value-type="float" office:value="151331" calcext:value-type="float">
            <text:p>151331</text:p>
          </table:table-cell>
          <table:table-cell office:value-type="string" calcext:value-type="string">
            <text:p>Le grasp donne des résultats médiocres. Il est battu par le greedy. Route : 0, 685, 697, 696, 695, 694, 682, 693, 691, 683, 698, 679, 692, 690, 687, 686, 689, 680, 669, 678, 668, 684, 688, 676, 681, 677, 675, 672, 653, 670, 674, 673, 671, 664, 667, 666, 661, 665, 658, 656, 662, 660, 657, 642, 648, 663, 649, 646, 659, 655, 654, 645, 651, 652, 640, 639, 621, 635, 633, 647, 643, 650, 638, 644, 636, 623, 628, 637, 625, 616, 627, 641, 629, 634, 632, 630, 618, 626, 610, 619, 631, 624, 622, 615, 620, 614, 609, 606, 612, 599, 617, 604, 613, 608, 601, 603, 607, 591, 586, 602, 588, 597, 592, 566, 605, 595, 590, 611, 580, 598, 600, 593, 596, 577, 594, 585, 560, 589, 579, 587, 576, 584, 578, 583, 572, 582, 555, 575, 581, 571, 565, 552, 562, 574, 573, 563, 570, 567, 569, 550, 568, 558, 561, 548, 551, 556, 521, 528, 564, 559, 557, 547, 554, 544, 546, 545, 543, 542, 541, 553, 538, 549, 525, 540, 539, 520, 533, 530, 537, 517, 536, 526, 522, 535, 532, 516, 534, 508, 512, 505, 527, 531, 529, 524, 519, 514, 518, 523, 511, 515, 510, 513, 506, 500, 494, 503, 502, 497, 509, 492, 507, 504, 501, 474, 499, 490, 488, 491, 498, 496, 475, 478, 482, 493, 495, 473, 489, 484, 487, 479, 480, 470, 461, 472, 486, 469, 485, 464, 471, 463, 465, 483, 468, 481, 460, 457, 477, 456, 476, 448, 459, 466, 467, 453, 431, 462, 458, 439, 452, 451, 440, 445, 455, 454, 450, 443, 449, 446, 447, 442, 441, 437, 438, 436, 409, 423, 430, 406, 444, 425, 424, 435, 434, 428, 432, 433, 429, 427, 426, 422, 410, 421, 415, 403, 412, 419, 420, 414, 416, 411, 413, 418, 407, 396, 356, 402, 417, 401, 408, 400, 404, 389, 383, 405, 395, 398, 399, 394, 397, 393, 392, 390, 386, 371, 381, 387, 388, 375, 376, 391, 377, 370, 357, 365, 369, 385, 361, 384, 379, 373, 380, 372, 351, 382, 367, 363, 378, 352, 359, 368, 360, 366, 374, 362, 354, 364, 290, 353, 346, 355, 345, 343, 358, 350, 349, 344, 339, 340, 348, 338, 347, 341, 342, 327, 331, 320, 337, 335, 315, 305, 336, 322, 334, 332, 333, 328, 326, 319, 310, 330, 323, 316, 325, 321, 306, 317, 329, 307, 313, 311, 302, 292, 293, 312, 324, 314, 318, 304, 308, 309, 288, 303, 278, 283, 299, 298, 294, 301, 300, 296, 273, 295, 291, 281, 257, 286, 285, 297, 284, 282, 277, 276, 274, 255, 289, 280, 275, 287, 279, 266, 272, 268, 269, 265, 270, 256, 267, 258, 259, 253, 264, 263, 271, 261, 260, 249, 252, 254, 251, 226, 238, 262, 248, 250, 246, 244, 242, 247, 237, 243, 239, 240, 236, 228, 241, 245, 235, 230, 223, 229, 227, 210, 234, 225, 233, 232, 218, 220, 231, 214, 216, 221, 222, 219, 212, 217, 208, 206, 224, 215, 209, 213, 195, 211, 205, 197, 187, 181, 200, 207, 201, 188, 199, 204, 202, 189, 175, 203, 198, 196, 194, 186, 193, 192, 185, 190, 182, 191, 178, 172, 184, 177, 164, 176, 180, 158, 150, 170, 160, 183, 168, 179, 174, 173, 155, 171, 169, 167, 163, 149, 153, 162, 157, 148, 159, 156, 151, 166, 161, 154, 165, 142, 143, 152, 146, 147, 145, 133, 144, 140, 138, 141, 124, 137, 132, 135, 129, 136, 130, 109, 139, 134, 128, 131, 126, 127, 108, 120, 125, 123, 122, 119, 110, 106, 118, 104, 117, 96, 115, 116, 101, 94, 100, 112, 107, 113, 99, 95, 121, 98, 114, 73, 97, 92, 89, 105, 90, 87, 111, 103, 88, 102, 93, 81, 86, 91, 85, 65, 71, 84, 63, 83, 72, 82, 80, 79, 70, 78, 74, 69, 54, 55, 76, 75, 67, 68, 56, 66, 77, 64, 49, 51, 52, 62, 59, 42, 60, 29, 43, 34, 57, 47, 61, 46, 50, 48, 53, 58, 44, 18, 39, 38, 45, 26, 17, 41, 37, 33, 32, 27, 40, 36, 23, 21, 35, 25, 31, 19, 30, 16, 24, 15, 22, 28, 1, 14, 20, 3, 6, 8, 5, 13, 12, 4, 11, 7, 9, 10, 2, 699</text:p>
          </table:table-cell>
          <table:table-cell table:number-columns-repeated="2"/>
          <table:table-cell office:value-type="float" office:value="82151" calcext:value-type="float">
            <text:p>82151</text:p>
          </table:table-cell>
        </table:table-row>
        <table:table-row table:style-name="ro1">
          <table:table-cell office:value-type="string" calcext:value-type="string">
            <text:p>R.700.1000.30</text:p>
          </table:table-cell>
          <table:table-cell table:number-columns-repeated="2"/>
          <table:table-cell office:value-type="float" office:value="192859" calcext:value-type="float">
            <text:p>192859</text:p>
          </table:table-cell>
          <table:table-cell office:value-type="float" office:value="208460" calcext:value-type="float">
            <text:p>20846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.700.1000.60</text:p>
          </table:table-cell>
          <table:table-cell table:number-columns-repeated="2"/>
          <table:table-cell office:value-type="float" office:value="272335" calcext:value-type="float">
            <text:p>272335</text:p>
          </table:table-cell>
          <table:table-cell office:value-type="float" office:value="277504" calcext:value-type="float">
            <text:p>27750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y48p.1</text:p>
          </table:table-cell>
          <table:table-cell table:number-columns-repeated="2"/>
          <table:table-cell table:number-columns-repeated="2" office:value-type="float" office:value="22493" calcext:value-type="float">
            <text:p>2249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y48p.2</text:p>
          </table:table-cell>
          <table:table-cell table:number-columns-repeated="2"/>
          <table:table-cell table:number-columns-repeated="2" office:value-type="float" office:value="20911" calcext:value-type="float">
            <text:p>209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y48p.3</text:p>
          </table:table-cell>
          <table:table-cell table:number-columns-repeated="2"/>
          <table:table-cell table:number-columns-repeated="2" office:value-type="float" office:value="27342" calcext:value-type="float">
            <text:p>2734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y48p.4</text:p>
          </table:table-cell>
          <table:table-cell table:number-columns-repeated="2"/>
          <table:table-cell table:number-columns-repeated="2" office:value-type="float" office:value="41176" calcext:value-type="float">
            <text:p>41176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14">00/00/0000</text:date>, <text:time style:data-style-name="N2" text:time-value="21:09:11.74177726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1-26T09:19:27.940705702</meta:creation-date>
    <dc:date>2020-01-14T02:32:30.155938188</dc:date>
    <meta:editing-duration>PT2H4M22S</meta:editing-duration>
    <meta:editing-cycles>18</meta:editing-cycles>
    <meta:generator>LibreOffice/6.3.3.2$Linux_X86_64 LibreOffice_project/30$Build-2</meta:generator>
    <meta:document-statistic meta:table-count="1" meta:cell-count="120" meta:object-count="0"/>
  </office:meta>
</office:document-meta>
</file>